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0fe279" officeooo:paragraph-rsid="000fe279"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10ed51" officeooo:paragraph-rsid="0010ed51" style:font-name-asian="Droid Sans Fallback"/>
    </style:style>
    <style:style style:name="P4" style:family="paragraph" style:parent-style-name="Standard">
      <style:text-properties style:font-name="Liberation Serif" officeooo:rsid="001117ca" officeooo:paragraph-rsid="001117ca" style:font-name-asian="Droid Sans Fallback"/>
    </style:style>
    <style:style style:name="P5" style:family="paragraph" style:parent-style-name="Standard">
      <style:text-properties style:font-name="Liberation Serif" officeooo:rsid="0011e361" officeooo:paragraph-rsid="0011e361" style:font-name-asian="Droid Sans Fallback"/>
    </style:style>
    <style:style style:name="P6" style:family="paragraph" style:parent-style-name="Standard">
      <style:text-properties style:font-name="Liberation Serif" officeooo:rsid="00158dd1" officeooo:paragraph-rsid="00158dd1" style:font-name-asian="Droid Sans Fallback"/>
    </style:style>
    <style:style style:name="P7" style:family="paragraph" style:parent-style-name="Standard">
      <style:text-properties style:font-name="Liberation Serif" officeooo:rsid="0017b943" officeooo:paragraph-rsid="0017b943" style:font-name-asian="Droid Sans Fallback"/>
    </style:style>
    <style:style style:name="P8" style:family="paragraph" style:parent-style-name="Standard">
      <style:text-properties style:font-name="Liberation Serif" fo:font-size="10.5pt" officeooo:rsid="000fe279" officeooo:paragraph-rsid="000fe279" style:font-name-asian="Droid Sans Fallback" style:font-size-asian="10.5pt" style:font-size-complex="10.5pt"/>
    </style:style>
    <style:style style:name="T1" style:family="text">
      <style:text-properties officeooo:rsid="001117ca"/>
    </style:style>
    <style:style style:name="T2" style:family="text">
      <style:text-properties fo:font-style="italic" style:font-style-asian="italic" style:font-style-complex="italic"/>
    </style:style>
    <style:style style:name="T3" style:family="text">
      <style:text-properties officeooo:rsid="001394b3"/>
    </style:style>
    <style:style style:name="T4" style:family="text">
      <style:text-properties officeooo:rsid="001624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Phoenix Licensing 对市场营销人员开展专利流氓行动</text:p>
      <text:p text:style-name="P2"/>
      <text:p text:style-name="P8">2016 年二月 29 日，Daniel Nazer，CC BY 3.0 US</text:p>
      <text:p text:style-name="P2"/>
      <text:p text:style-name="P3">本月，我们又推举了一项基于某种寻常的商业实践并且用一台计算机去做的专利<text:span text:style-name="T1">。我们评选的获奖者是美国专利第 8,738,435 号，其标题为“用于呈现与所提供的产品与服务相关的个性化内容的方法与仪器”。如同您能够通过其标题猜到的那样，此专利主张了一种使用一台计算机发送个性化市场营销信息的理念。</text:span></text:p>
      <text:p text:style-name="P2"/>
      <text:p text:style-name="P4">该专利的权利要求 1 是具有代表性的（权利要求本应描述该发明的界限）。它主张了一种“用于生成一组个性化通讯的方法……使用一台计算机系统”。其步骤是以一种极高级别的抽象描述的，包括诸如此类的东西：“访问一台可由计算机访问的存储介质”、使用“身份识别内容来将每个人同其他人区分开来”。该专利直白地提议使用普通的计算机来实现这一任务。事实上，“该仪器的一种理想的具体化形式”如图 1 所示，并且包括吸引人的、并非显而易见的细节，诸如一台“显示器”、一块“键盘”和一个“鼠标或其他定点输入设备”。</text:p>
      <text:p text:style-name="P2"/>
      <text:p text:style-name="P5">细心的读者很可能已经得出结论，美国专利第 8,738,435 号的权利要求几乎肯定无效，基于 <text:span text:style-name="T2">Alice v. CLS Bank</text:span> 案件的判决，这起最高法院于 2014 年作出的判决裁定由通用计算机实现的抽象理念不可获得专利。但是这并不能阻止一家名为 Phoenix Licensing LLC 的公司起诉超过 100 家公司，使用此专利以及出自同一专利家族的其他合理性高度有待商榷的专利（一个专利家族是一组得到批准的专利，它们源自同一专利申请）。</text:p>
      <text:p text:style-name="P2"/>
      <text:p text:style-name="P5">Phoenix Licensing 本月至少发起了一打法律诉讼，针对从 CVS 到 Credo Mobile 的多家公司。并不令人感到惊讶的是，即使它的专利面对来自 <text:span text:style-name="T2">Alice</text:span> 案件判决的挑战不堪一击，它全部选择在德州东区发起所有这些诉讼。近期数据显示，德州东区基于 <text:span text:style-name="T2">Alice</text:span> 案件判决否决专利的权利要求的倾向性远远低于其他联邦法庭。这就帮助解释了为何 Phoenix Licensing（主要业务开展地为亚利桑那州斯科特斯戴尔城）<text:span text:style-name="T3">和 Credo Mobile（总部位于旧金山）之间的辩论最终会在德州东区展开。</text:span></text:p>
      <text:p text:style-name="P2"/>
      <text:p text:style-name="P6">在其起诉 Credo Mobile 的诉状中，Phoenix Licensing 鼓吹其在 1996 年的专利申请已经成长为了一个拥有 19 项专利、总计 1500 多条已获批准的权利要求的专利家族。但这并非创新能力的证据，与之相反，它只是简单直白地揭露了专利局在工作时的魂不守舍。专利局<text:span text:style-name="T4">放任</text:span>了 Phoenix Licensing 的穷极无聊的想法——由一台计算机发送个性化的市场营销信息——从一只草娃娃成长为专利权利要求的丛林。</text:p>
      <text:p text:style-name="P2"/>
      <text:p text:style-name="P7">我们曾经见过其他专利流氓的类似伎俩，通过利用专利局的纵容特性以获得几乎完全相同的、数量多得邪乎的权利要求，它们可以被用于迫使被告方在法庭上进行一场昂贵的打地鼠游戏，这造成了巨大的和解压力。确实，Phoenix Licensing 的大部分案件都在发起诉讼之后快速和解。Phoenix Licensing 的故事显示了我们仍然需要改革，既在法庭也在专利局——来阻止滥用专利诉讼以及从一上来就阻止这些愚蠢专利被批准。</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23:32:05.476000000</meta:creation-date>
    <dc:date>2017-06-11T10:35:29.713327802</dc:date>
    <meta:editing-duration>PT28M11S</meta:editing-duration>
    <meta:editing-cycles>7</meta:editing-cycles>
    <meta:generator>LibreOffice/5.1.6.2$Linux_X86_64 LibreOffice_project/10m0$Build-2</meta:generator>
    <meta:document-statistic meta:table-count="0" meta:image-count="0" meta:object-count="0" meta:page-count="1" meta:paragraph-count="8" meta:word-count="1090" meta:character-count="1367" meta:non-whitespace-character-count="1304"/>
  </office:meta>
</office:document-meta>
</file>